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4-01-0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3-01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2-09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2-02-0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1-02-26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0-10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20-02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9-09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9-05-30 0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9-01-28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8-09-0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8-01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7-10-12 0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7-05-0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7-02-02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6-09-06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6-05-0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6-01-26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5-09-09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5-05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5-01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4-05-20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4-02-25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3-10-2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57</text:p>
          </table:table-cell>
          <table:table-cell office:value-type="string" calcext:value-type="string">
            <text:p>GARWELL-116</text:p>
          </table:table-cell>
          <table:table-cell office:value-type="string" calcext:value-type="string">
            <text:p>2013-07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